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deea" officeooo:paragraph-rsid="0012deea"/>
    </style:style>
    <style:style style:name="P2" style:family="paragraph" style:parent-style-name="Standard" style:list-style-name="L1">
      <style:text-properties officeooo:rsid="0012deea" officeooo:paragraph-rsid="0012deea"/>
    </style:style>
    <style:style style:name="P3" style:family="paragraph" style:parent-style-name="Standard">
      <style:text-properties officeooo:rsid="0012deea" officeooo:paragraph-rsid="0012e8a6"/>
    </style:style>
    <style:style style:name="P4" style:family="paragraph" style:parent-style-name="Standard">
      <style:text-properties officeooo:paragraph-rsid="0012e8a6"/>
    </style:style>
    <style:style style:name="P5" style:family="paragraph" style:parent-style-name="Standard">
      <style:text-properties officeooo:paragraph-rsid="001590b5"/>
    </style:style>
    <style:style style:name="P6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officeooo:rsid="00177309" officeooo:paragraph-rsid="00177309"/>
    </style:style>
    <style:style style:name="T1" style:family="text">
      <style:text-properties officeooo:rsid="0012e8a6"/>
    </style:style>
    <style:style style:name="T2" style:family="text">
      <style:text-properties officeooo:rsid="0013d51e"/>
    </style:style>
    <style:style style:name="T3" style:family="text">
      <style:text-properties officeooo:rsid="001590b5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39915960" text:style-name="L1">
        <text:list-item>
          <text:p text:style-name="P2">a. Statically typed languages – Programming languages which <text:span text:style-name="T1">check</text:span> the <text:span text:style-name="T1">data types at compile-time are statically typed languages</text:span></text:p>
        </text:list-item>
      </text:list>
      <text:p text:style-name="P1"/>
      <text:p text:style-name="P3"><text:tab/><text:span text:style-name="T1">b. Dynami</text:span>cally typed languages – Programming languages which <text:span text:style-name="T1">check</text:span> the <text:span text:style-name="T1">data types at <text:tab/>run-time are dynamically typed languages</text:span></text:p>
      <text:p text:style-name="P3"/>
      <text:p text:style-name="P4"><text:span text:style-name="T1"><text:tab/>c. Strongly Typed Languages – </text:span><text:span text:style-name="T2">Programming languages of which the data </text:span>types limit the <text:tab/>values that a variable can hold or that an expression can produce <text:span text:style-name="T2">and </text:span>limit the operations <text:tab/>supported on those values, and determine the meaning of the operations <text:span text:style-name="T2">are called strongly <text:tab/>typed languages.</text:span></text:p>
      <text:p text:style-name="P4"/>
      <text:p text:style-name="P5"><text:span text:style-name="T2"><text:tab/>d. Loosely Typed Languages – </text:span><text:span text:style-name="T3">Programming languages of which that do not check the data <text:tab/>types strictly, or </text:span><text:s/>language<text:span text:style-name="T3">s that</text:span> makes it simple to define variables with various data types <text:tab/><text:span text:style-name="T3">and that does not hold limits of values that the data types can hold are called loosely typed <text:tab/>languages.</text:span></text:p>
      <text:p text:style-name="P5"/>
      <text:p text:style-name="P6">2.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16:20:47.881834115</meta:creation-date>
    <dc:date>2023-07-30T17:05:45.931787004</dc:date>
    <meta:editing-duration>PT3M27S</meta:editing-duration>
    <meta:editing-cycles>1</meta:editing-cycles>
    <meta:document-statistic meta:table-count="0" meta:image-count="0" meta:object-count="0" meta:page-count="1" meta:paragraph-count="5" meta:word-count="129" meta:character-count="838" meta:non-whitespace-character-count="698"/>
    <meta:generator>LibreOffice/7.3.7.2$Linux_X86_64 LibreOffice_project/30$Build-2</meta:generator>
  </office:meta>
</office:document-meta>
</file>